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Nimbus Sans L1" svg:font-family="'Nimbus Sans L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45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327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2528in"/>
    </style:style>
    <style:style style:name="co6" style:family="table-column">
      <style:table-column-properties fo:break-before="auto" style:column-width="1.3071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0161in"/>
    </style:style>
    <style:style style:name="co10" style:family="table-column">
      <style:table-column-properties fo:break-before="auto" style:column-width="1.3283in"/>
    </style:style>
    <style:style style:name="co11" style:family="table-column">
      <style:table-column-properties fo:break-before="auto" style:column-width="1.1126in"/>
    </style:style>
    <style:style style:name="co12" style:family="table-column">
      <style:table-column-properties fo:break-before="auto" style:column-width="1.339in"/>
    </style:style>
    <style:style style:name="co13" style:family="table-column">
      <style:table-column-properties fo:break-before="auto" style:column-width="1.9965in"/>
    </style:style>
    <style:style style:name="co14" style:family="table-column">
      <style:table-column-properties fo:break-before="auto" style:column-width="1.012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font-style="italic"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7" style:family="table-cell" style:parent-style-name="Default">
      <style:table-cell-properties fo:border-bottom="none" fo:background-color="#ffff00" style:text-align-source="fix" style:repeat-content="false" fo:border-left="0.0008in solid #000000" fo:border-right="none" fo:border-top="none"/>
      <style:paragraph-properties fo:text-align="center" fo:margin-left="0in"/>
      <style:text-properties fo:font-weight="bold"/>
    </style:style>
    <style:style style:name="ce8" style:family="table-cell" style:parent-style-name="Default">
      <style:table-cell-properties fo:border-bottom="none" fo:background-color="#808080" style:text-align-source="fix" style:repeat-content="false" fo:border-left="0.0008in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ff0000" style:text-align-source="fix" style:repeat-content="false" fo:border-left="0.0008in solid #000000" fo:border-right="none" fo:border-top="non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fo:border-bottom="0.0008in solid #000000" fo:background-color="#ff0000" style:text-align-source="fix" style:repeat-content="false" fo:border-left="0.0008in solid #000000" fo:border-right="none" fo:border-top="none"/>
      <style:paragraph-properties fo:text-align="center" fo:margin-left="0in"/>
      <style:text-properties fo:font-weight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/>
    </style:style>
    <style:style style:name="ce12" style:family="table-cell" style:parent-style-name="Default">
      <style:table-cell-properties fo:border-bottom="none" fo:background-color="#99ccff" fo:border-left="none" fo:border-right="none" fo:border-top="0.0008in solid #000000"/>
    </style:style>
    <style:style style:name="ce13" style:family="table-cell" style:parent-style-name="Default">
      <style:table-cell-properties fo:background-color="#99ccff"/>
    </style:style>
    <style:style style:name="ce14" style:family="table-cell" style:parent-style-name="Default">
      <style:table-cell-properties fo:background-color="#ffff00"/>
      <style:text-properties fo:font-weight="bold"/>
    </style:style>
    <style:style style:name="ce15" style:family="table-cell" style:parent-style-name="Default">
      <style:table-cell-properties fo:background-color="#808080"/>
    </style:style>
    <style:style style:name="ce16" style:family="table-cell" style:parent-style-name="Default">
      <style:table-cell-properties fo:background-color="#ff0000"/>
      <style:text-properties style:font-name="Nimbus Sans L" style:font-name-asian="Nimbus Sans L1" style:font-name-complex="Nimbus Sans L1"/>
    </style:style>
    <style:style style:name="ce17" style:family="table-cell" style:parent-style-name="Default">
      <style:table-cell-properties fo:border-bottom="0.0008in solid #000000" fo:background-color="#ff0000" fo:border-left="none" fo:border-right="none" fo:border-top="none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order-bottom="0.0008in solid #000000" fo:background-color="#808080" fo:border-left="none" fo:border-right="none" fo:border-top="none"/>
    </style:style>
    <style:style style:name="ce20" style:family="table-cell" style:parent-style-name="Default">
      <style:table-cell-properties fo:background-color="#99ccff"/>
      <style:text-properties style:font-name="Nimbus Sans L" style:font-name-asian="Nimbus Sans L1" style:font-name-complex="Nimbus Sans L1"/>
    </style:style>
    <style:style style:name="ce21" style:family="table-cell" style:parent-style-name="Default">
      <style:table-cell-properties fo:background-color="#33cc66"/>
    </style:style>
    <style:style style:name="ce22" style:family="table-cell" style:parent-style-name="Default">
      <style:table-cell-properties fo:border-bottom="none" fo:background-color="#99ccff" fo:border-left="none" fo:border-right="0.0008in solid #000000" fo:border-top="0.0008in solid #000000"/>
    </style:style>
    <style:style style:name="ce23" style:family="table-cell" style:parent-style-name="Default">
      <style:table-cell-properties fo:border-bottom="none" fo:background-color="#99ccff" fo:border-left="none" fo:border-right="0.0008in solid #000000" fo:border-top="none"/>
    </style:style>
    <style:style style:name="ce24" style:family="table-cell" style:parent-style-name="Default">
      <style:table-cell-properties fo:border-bottom="none" fo:background-color="#99ccff" fo:border-left="none" fo:border-right="0.0008in solid #000000" fo:border-top="none"/>
      <style:text-properties style:font-name="Nimbus Sans L" style:font-name-asian="Nimbus Sans L1" style:font-name-complex="Nimbus Sans L1"/>
    </style:style>
    <style:style style:name="ce25" style:family="table-cell" style:parent-style-name="Default">
      <style:table-cell-properties fo:border-bottom="none" fo:background-color="#808080" fo:border-left="none" fo:border-right="0.0008in solid #000000" fo:border-top="none"/>
    </style:style>
    <style:style style:name="ce26" style:family="table-cell" style:parent-style-name="Default">
      <style:table-cell-properties fo:border-bottom="0.0008in solid #000000" fo:background-color="#808080" fo:border-left="none" fo:border-right="0.0008in solid #000000" fo:border-top="none"/>
    </style:style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>
      <style:table-cell-properties fo:border-bottom="none" fo:background-color="#c0c0c0" fo:border-left="0.0008in solid #000000" fo:border-right="none" fo:border-top="0.0008in solid #000000"/>
    </style:style>
    <style:style style:name="ce29" style:family="table-cell" style:parent-style-name="Default">
      <style:table-cell-properties fo:border-bottom="none" fo:background-color="#c0c0c0" fo:border-left="0.0008in solid #000000" fo:border-right="none" fo:border-top="none"/>
    </style:style>
    <style:style style:name="ce30" style:family="table-cell" style:parent-style-name="Default">
      <style:table-cell-properties fo:border-bottom="none" fo:background-color="#c0c0c0" fo:border-left="0.0008in solid #000000" fo:border-right="none" fo:border-top="none"/>
      <style:text-properties fo:font-weight="bold"/>
    </style:style>
    <style:style style:name="ce31" style:family="table-cell" style:parent-style-name="Default">
      <style:table-cell-properties fo:border-bottom="none" fo:background-color="#c0c0c0" fo:border-left="0.0008in solid #000000" fo:border-right="none" fo:border-top="none"/>
      <style:text-properties style:text-underline-style="solid" style:text-underline-width="auto" style:text-underline-color="font-color" fo:font-weight="bold"/>
    </style:style>
    <style:style style:name="ce32" style:family="table-cell" style:parent-style-name="Default">
      <style:table-cell-properties fo:border-bottom="none" fo:background-color="#c0c0c0" fo:border-left="0.0008in solid #000000" fo:border-right="none" fo:border-top="none"/>
      <style:text-properties style:text-underline-style="solid" style:text-underline-width="auto" style:text-underline-color="font-color"/>
    </style:style>
    <style:style style:name="ce33" style:family="table-cell" style:parent-style-name="Default">
      <style:table-cell-properties fo:border-bottom="0.0008in solid #000000" fo:background-color="#c0c0c0" fo:border-left="0.0008in solid #000000" fo:border-right="none" fo:border-top="none"/>
    </style:style>
    <style:style style:name="ce34" style:family="table-cell" style:parent-style-name="Default">
      <style:table-cell-properties fo:border-bottom="none" fo:background-color="#c0c0c0" fo:border-left="none" fo:border-right="none" fo:border-top="0.0008in solid #000000"/>
      <style:text-properties style:text-underline-style="solid" style:text-underline-width="auto" style:text-underline-color="font-color"/>
    </style:style>
    <style:style style:name="ce35" style:family="table-cell" style:parent-style-name="Default">
      <style:table-cell-properties fo:background-color="#c0c0c0"/>
    </style:style>
    <style:style style:name="ce36" style:family="table-cell" style:parent-style-name="Default">
      <style:table-cell-properties fo:background-color="#c0c0c0"/>
      <style:text-properties style:font-name="Nimbus Sans L" style:font-name-asian="Nimbus Sans L1" style:font-name-complex="Nimbus Sans L1"/>
    </style:style>
    <style:style style:name="ce37" style:family="table-cell" style:parent-style-name="Default">
      <style:table-cell-properties fo:background-color="#c0c0c0"/>
      <style:text-properties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ffffff"/>
    </style:style>
    <style:style style:name="ce39" style:family="table-cell" style:parent-style-name="Default">
      <style:table-cell-properties fo:background-color="#c0c0c0"/>
      <style:text-properties style:text-underline-style="solid" style:text-underline-width="auto" style:text-underline-color="font-color" fo:font-weight="bold"/>
    </style:style>
    <style:style style:name="ce40" style:family="table-cell" style:parent-style-name="Default">
      <style:table-cell-properties fo:border-bottom="0.0008in solid #000000" fo:background-color="#c0c0c0" fo:border-left="none" fo:border-right="none" fo:border-top="none"/>
    </style:style>
    <style:style style:name="ce41" style:family="table-cell" style:parent-style-name="Default">
      <style:table-cell-properties fo:border-bottom="none" fo:background-color="#c0c0c0" fo:border-left="none" fo:border-right="none" fo:border-top="0.0008in solid #000000"/>
    </style:style>
    <style:style style:name="ce42" style:family="table-cell" style:parent-style-name="Default">
      <style:table-cell-properties fo:border-bottom="none" fo:border-left="0.0008in solid #000000" fo:border-right="none" fo:border-top="0.0008in solid #000000"/>
      <style:text-properties style:text-underline-style="solid" style:text-underline-width="auto" style:text-underline-color="font-color"/>
    </style:style>
    <style:style style:name="ce43" style:family="table-cell" style:parent-style-name="Default">
      <style:table-cell-properties fo:border-bottom="none" fo:border-left="0.0008in solid #000000" fo:border-right="none" fo:border-top="none"/>
      <style:text-properties style:text-underline-style="solid" style:text-underline-width="auto" style:text-underline-color="font-color"/>
    </style:style>
    <style:style style:name="ce44" style:family="table-cell" style:parent-style-name="Default">
      <style:table-cell-properties fo:border-bottom="0.0008in solid #000000" fo:border-left="0.0008in solid #000000" fo:border-right="none" fo:border-top="none"/>
      <style:text-properties style:text-underline-style="solid" style:text-underline-width="auto" style:text-underline-color="font-color"/>
    </style:style>
    <style:style style:name="ce45" style:family="table-cell" style:parent-style-name="Default">
      <style:table-cell-properties fo:border-bottom="none" fo:border-left="none" fo:border-right="0.0008in solid #000000" fo:border-top="0.0008in solid #000000"/>
      <style:text-properties style:text-underline-style="solid" style:text-underline-width="auto" style:text-underline-color="font-color"/>
    </style:style>
    <style:style style:name="ce46" style:family="table-cell" style:parent-style-name="Default">
      <style:table-cell-properties fo:border-bottom="none" fo:border-left="none" fo:border-right="0.0008in solid #000000" fo:border-top="none"/>
      <style:text-properties style:text-underline-style="none"/>
    </style:style>
    <style:style style:name="ce47" style:family="table-cell" style:parent-style-name="Default">
      <style:table-cell-properties fo:border-bottom="0.0008in solid #000000" fo:border-left="none" fo:border-right="0.0008in solid #000000" fo:border-top="none"/>
      <style:text-properties style:text-underline-style="none"/>
    </style:style>
    <style:style style:name="ce48" style:family="table-cell" style:parent-style-name="Default">
      <style:table-cell-properties fo:border-bottom="none" fo:background-color="#c0c0c0" fo:border-left="none" fo:border-right="0.0008in solid #000000" fo:border-top="0.0008in solid #000000"/>
    </style:style>
    <style:style style:name="ce49" style:family="table-cell" style:parent-style-name="Default">
      <style:table-cell-properties fo:border-bottom="none" fo:background-color="#c0c0c0" fo:border-left="none" fo:border-right="0.0008in solid #000000" fo:border-top="none"/>
    </style:style>
    <style:style style:name="ce50" style:family="table-cell" style:parent-style-name="Default">
      <style:table-cell-properties fo:border-bottom="none" fo:background-color="#c0c0c0" fo:border-left="none" fo:border-right="0.0008in solid #000000" fo:border-top="none"/>
      <style:text-properties style:text-underline-style="solid" style:text-underline-width="auto" style:text-underline-color="font-color"/>
    </style:style>
    <style:style style:name="ce51" style:family="table-cell" style:parent-style-name="Default">
      <style:table-cell-properties fo:border-bottom="none" fo:background-color="#ffffff" fo:border-left="none" fo:border-right="0.0008in solid #000000" fo:border-top="none"/>
    </style:style>
    <style:style style:name="ce52" style:family="table-cell" style:parent-style-name="Default">
      <style:table-cell-properties fo:border-bottom="0.0008in solid #000000" fo:background-color="#c0c0c0" fo:border-left="none" fo:border-right="0.0008in solid #000000" fo:border-top="none"/>
    </style:style>
    <style:style style:name="ce53" style:family="table-cell" style:parent-style-name="Default">
      <style:text-properties style:text-underline-style="solid" style:text-underline-width="auto" style:text-underline-color="font-color" fo:font-weight="bold"/>
    </style:style>
    <style:style style:name="ce54" style:family="table-cell" style:parent-style-name="Default">
      <style:table-cell-properties fo:background-color="#ffff00"/>
      <style:text-properties style:text-underline-style="solid" style:text-underline-width="auto" style:text-underline-color="font-color" fo:font-weight="bold"/>
    </style:style>
    <style:style style:name="ce55" style:family="table-cell" style:parent-style-name="Default">
      <style:table-cell-properties fo:border-bottom="none" fo:border-left="0.0008in solid #000000" fo:border-right="none" fo:border-top="0.0008in solid #000000"/>
    </style:style>
    <style:style style:name="ce56" style:family="table-cell" style:parent-style-name="Default">
      <style:table-cell-properties fo:border-bottom="none" fo:border-left="0.0008in solid #000000" fo:border-right="none" fo:border-top="none"/>
    </style:style>
    <style:style style:name="ce57" style:family="table-cell" style:parent-style-name="Default">
      <style:table-cell-properties fo:border-bottom="0.0008in solid #000000" fo:background-color="#000080" fo:border-left="0.0008in solid #000000" fo:border-right="none" fo:border-top="none"/>
      <style:text-properties fo:font-weight="bold"/>
    </style:style>
    <style:style style:name="ce58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fo:border-bottom="none" fo:border-left="none" fo:border-right="none" fo:border-top="0.0008in solid #000000"/>
    </style:style>
    <style:style style:name="ce60" style:family="table-cell" style:parent-style-name="Default">
      <style:table-cell-properties fo:border-bottom="0.0008in solid #000000" fo:background-color="#000080" fo:border-left="none" fo:border-right="none" fo:border-top="none"/>
    </style:style>
    <style:style style:name="ce61" style:family="table-cell" style:parent-style-name="Default">
      <style:table-cell-properties fo:background-color="#ff0000"/>
      <style:text-properties fo:font-weight="bold"/>
    </style:style>
    <style:style style:name="ce62" style:family="table-cell" style:parent-style-name="Default">
      <style:table-cell-properties fo:border-bottom="none" fo:border-left="none" fo:border-right="none" fo:border-top="0.0008in solid #000000"/>
      <style:text-properties style:text-underline-style="solid" style:text-underline-width="auto" style:text-underline-color="font-color" fo:font-weight="bold"/>
    </style:style>
    <style:style style:name="ce63" style:family="table-cell" style:parent-style-name="Default">
      <style:table-cell-properties fo:border-bottom="none" fo:border-left="none" fo:border-right="0.0008in solid #000000" fo:border-top="0.0008in solid #000000"/>
    </style:style>
    <style:style style:name="ce64" style:family="table-cell" style:parent-style-name="Default">
      <style:table-cell-properties fo:border-bottom="none" fo:border-left="none" fo:border-right="0.0008in solid #000000" fo:border-top="none"/>
    </style:style>
    <style:style style:name="ce65" style:family="table-cell" style:parent-style-name="Default">
      <style:table-cell-properties fo:border-bottom="none" fo:border-left="none" fo:border-right="0.0008in solid #000000" fo:border-top="none"/>
      <style:text-properties style:text-underline-style="solid" style:text-underline-width="auto" style:text-underline-color="font-color"/>
    </style:style>
    <style:style style:name="ce66" style:family="table-cell" style:parent-style-name="Default">
      <style:table-cell-properties fo:border-bottom="0.0008in solid #000000" fo:background-color="#000080" fo:border-left="none" fo:border-right="0.0008in solid #000000" fo:border-top="none"/>
    </style:style>
    <style:style style:name="ce67" style:family="table-cell" style:parent-style-name="Default" style:data-style-name="N0"/>
    <style:style style:name="ce68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order-bottom="0.0008in solid #000000" fo:background-color="#000080" fo:border-left="0.0008in solid #000000" fo:border-right="none" fo:border-top="none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72" style:family="table-cell" style:parent-style-name="Default">
      <style:table-cell-properties fo:border-bottom="0.0008in solid #000000" fo:border-left="none" fo:border-right="0.0008in solid #000000" fo:border-top="none"/>
    </style:style>
    <style:style style:name="ce7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text-underline-style="solid" style:text-underline-width="auto" style:text-underline-color="font-color"/>
    </style:style>
  </office:automatic-styles>
  <office:body>
    <office:spreadsheet>
      <table:table table:name="Cash Flow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2" table:number-columns-repeated="7" table:default-cell-style-name="ce13"/>
        <table:table-column table:style-name="co2" table:default-cell-style-name="ce23"/>
        <table:table-row table:style-name="ro1">
          <table:table-cell table:style-name="ce1" office:value-type="string">
            <text:p>NO MODIFICAR LO QUE ESTA EN COLOR</text:p>
          </table:table-cell>
          <table:table-cell table:style-name="Default" table:number-columns-repeated="11"/>
        </table:table-row>
        <table:table-row table:style-name="ro1">
          <table:table-cell table:style-name="ce2" office:value-type="string">
            <text:p>CASH FLOW</text:p>
          </table:table-cell>
          <table:table-cell table:style-name="Default" table:number-columns-repeated="11"/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ce3" office:value-type="string">
            <text:p>AÑO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22" office:value-type="float" office:value="10">
            <text:p>10</text:p>
          </table:table-cell>
        </table:table-row>
        <table:table-row table:style-name="ro1">
          <table:table-cell table:style-name="ce4" office:value-type="string">
            <text:p>Inversion</text:p>
          </table:table-cell>
          <table:table-cell table:formula="oooc:=-[Inversiones.B2]" office:value-type="float" office:value="-18079">
            <text:p>-18079</text:p>
          </table:table-cell>
          <table:table-cell table:number-columns-repeated="10"/>
        </table:table-row>
        <table:table-row table:style-name="ro1">
          <table:table-cell office:value-type="string">
            <text:p>Ingreso por Ventas Servidores</text:p>
          </table:table-cell>
          <table:table-cell/>
          <table:table-cell table:formula="oooc:=[Ventas.B30]*[Ventas.J2]" office:value-type="float" office:value="4708.16666666667">
            <text:p>4708.17</text:p>
          </table:table-cell>
          <table:table-cell table:formula="oooc:=[Ventas.B31]*[Ventas.J2]" office:value-type="float" office:value="8038.33333333333">
            <text:p>8038.33</text:p>
          </table:table-cell>
          <table:table-cell table:style-name="ce20" table:formula="oooc:=[Ventas.B32]*[Ventas.J2]" office:value-type="float" office:value="10794.3333333333">
            <text:p>10794.33</text:p>
          </table:table-cell>
          <table:table-cell table:style-name="ce20" table:formula="oooc:=[Ventas.B33]*[Ventas.J2]" office:value-type="float" office:value="12402">
            <text:p>12402</text:p>
          </table:table-cell>
          <table:table-cell table:style-name="ce20" table:formula="oooc:=[Ventas.B34]*[Ventas.J2]" office:value-type="float" office:value="14469">
            <text:p>14469</text:p>
          </table:table-cell>
          <table:table-cell table:style-name="ce20" table:formula="oooc:=[Ventas.B35]*[Ventas.J2]" office:value-type="float" office:value="16995.3333333333">
            <text:p>16995.33</text:p>
          </table:table-cell>
          <table:table-cell table:style-name="ce20" table:formula="oooc:=[Ventas.B36]*[Ventas.J2]" office:value-type="float" office:value="18373.3333333333">
            <text:p>18373.33</text:p>
          </table:table-cell>
          <table:table-cell table:style-name="ce20" table:formula="oooc:=[Ventas.B37]*[Ventas.J2]" office:value-type="float" office:value="21129.3333333333">
            <text:p>21129.33</text:p>
          </table:table-cell>
          <table:table-cell table:style-name="ce20" table:formula="oooc:=[Ventas.B38]*[Ventas.J2]" office:value-type="float" office:value="21129.3333333333">
            <text:p>21129.33</text:p>
          </table:table-cell>
          <table:table-cell table:style-name="ce24" table:formula="oooc:=[Ventas.B39]*[Ventas.J2]" office:value-type="float" office:value="21129.3333333333">
            <text:p>21129.33</text:p>
          </table:table-cell>
        </table:table-row>
        <table:table-row table:style-name="ro1">
          <table:table-cell office:value-type="string">
            <text:p>Ingreso por Ventas Terminales</text:p>
          </table:table-cell>
          <table:table-cell/>
          <table:table-cell table:formula="oooc:=[Ventas.C30]*[Ventas.J3]" office:value-type="float" office:value="13038">
            <text:p>13038</text:p>
          </table:table-cell>
          <table:table-cell table:style-name="ce20" table:formula="oooc:=[Ventas.C31]*[Ventas.J3]" office:value-type="float" office:value="22260">
            <text:p>22260</text:p>
          </table:table-cell>
          <table:table-cell table:style-name="ce20" table:formula="oooc:=[Ventas.C32]*[Ventas.J3]" office:value-type="float" office:value="29892">
            <text:p>29892</text:p>
          </table:table-cell>
          <table:table-cell table:style-name="ce20" table:formula="oooc:=[Ventas.C33]*[Ventas.J3]" office:value-type="float" office:value="34344">
            <text:p>34344</text:p>
          </table:table-cell>
          <table:table-cell table:style-name="ce20" table:formula="oooc:=[Ventas.C34]*[Ventas.J3]" office:value-type="float" office:value="40068">
            <text:p>40068</text:p>
          </table:table-cell>
          <table:table-cell table:style-name="ce20" table:formula="oooc:=[Ventas.C35]*[Ventas.J3]" office:value-type="float" office:value="47064">
            <text:p>47064</text:p>
          </table:table-cell>
          <table:table-cell table:style-name="ce20" table:formula="oooc:=[Ventas.C36]*[Ventas.J3]" office:value-type="float" office:value="50880">
            <text:p>50880</text:p>
          </table:table-cell>
          <table:table-cell table:style-name="ce20" table:formula="oooc:=[Ventas.C37]*[Ventas.J3]" office:value-type="float" office:value="58512">
            <text:p>58512</text:p>
          </table:table-cell>
          <table:table-cell table:style-name="ce20" table:formula="oooc:=[Ventas.C38]*[Ventas.J3]" office:value-type="float" office:value="58512">
            <text:p>58512</text:p>
          </table:table-cell>
          <table:table-cell table:style-name="ce24" table:formula="oooc:=[Ventas.C39]*[Ventas.J3]" office:value-type="float" office:value="58512">
            <text:p>58512</text:p>
          </table:table-cell>
        </table:table-row>
        <table:table-row table:style-name="ro1">
          <table:table-cell office:value-type="string">
            <text:p>Ingreso por Servicio Terminales</text:p>
          </table:table-cell>
          <table:table-cell/>
          <table:table-cell table:formula="oooc:=[Ventas.G30]*[Ventas.J4]" office:value-type="float" office:value="814.875">
            <text:p>814.88</text:p>
          </table:table-cell>
          <table:table-cell table:style-name="ce20" table:formula="oooc:=[Ventas.G31]*[Ventas.J4]" office:value-type="float" office:value="2206.125">
            <text:p>2206.13</text:p>
          </table:table-cell>
          <table:table-cell table:style-name="ce20" table:formula="oooc:=[Ventas.G32]*[Ventas.J4]" office:value-type="float" office:value="4074.375">
            <text:p>4074.38</text:p>
          </table:table-cell>
          <table:table-cell table:style-name="ce20" table:formula="oooc:=[Ventas.G33]*[Ventas.J4]" office:value-type="float" office:value="6220.875">
            <text:p>6220.88</text:p>
          </table:table-cell>
          <table:table-cell table:style-name="ce20" table:formula="oooc:=[Ventas.G34]*[Ventas.J4]" office:value-type="float" office:value="8725.125">
            <text:p>8725.13</text:p>
          </table:table-cell>
          <table:table-cell table:style-name="ce20" table:formula="oooc:=[Ventas.G35]*[Ventas.J4]" office:value-type="float" office:value="11666.625">
            <text:p>11666.63</text:p>
          </table:table-cell>
          <table:table-cell table:style-name="ce20" table:formula="oooc:=[Ventas.G36]*[Ventas.J4]" office:value-type="float" office:value="14846.625">
            <text:p>14846.63</text:p>
          </table:table-cell>
          <table:table-cell table:style-name="ce20" table:formula="oooc:=[Ventas.G37]*[Ventas.J4]" office:value-type="float" office:value="18503.625">
            <text:p>18503.63</text:p>
          </table:table-cell>
          <table:table-cell table:style-name="ce20" table:formula="oooc:=[Ventas.G38]*[Ventas.J4]" office:value-type="float" office:value="22160.625">
            <text:p>22160.63</text:p>
          </table:table-cell>
          <table:table-cell table:style-name="ce24" table:formula="oooc:=[Ventas.G39]*[Ventas.J4]" office:value-type="float" office:value="25817.625">
            <text:p>25817.63</text:p>
          </table:table-cell>
        </table:table-row>
        <table:table-row table:style-name="ro1">
          <table:table-cell office:value-type="string">
            <text:p>Ingreso por Servicio Servidores</text:p>
          </table:table-cell>
          <table:table-cell/>
          <table:table-cell table:formula="oooc:=[Ventas.F30]*[Ventas.J4]" office:value-type="float" office:value="905.416666666667">
            <text:p>905.42</text:p>
          </table:table-cell>
          <table:table-cell table:style-name="ce20" table:formula="oooc:=[Ventas.F31]*[Ventas.J4]" office:value-type="float" office:value="2451.25">
            <text:p>2451.25</text:p>
          </table:table-cell>
          <table:table-cell table:style-name="ce20" table:formula="oooc:=[Ventas.F32]*[Ventas.J4]" office:value-type="float" office:value="4527.08333333333">
            <text:p>4527.08</text:p>
          </table:table-cell>
          <table:table-cell table:style-name="ce20" table:formula="oooc:=[Ventas.F33]*[Ventas.J4]" office:value-type="float" office:value="6912.08333333333">
            <text:p>6912.08</text:p>
          </table:table-cell>
          <table:table-cell table:style-name="ce20" table:formula="oooc:=[Ventas.F34]*[Ventas.J4]" office:value-type="float" office:value="9694.58333333334">
            <text:p>9694.58</text:p>
          </table:table-cell>
          <table:table-cell table:style-name="ce20" table:formula="oooc:=[Ventas.F35]*[Ventas.J4]" office:value-type="float" office:value="12962.9166666667">
            <text:p>12962.92</text:p>
          </table:table-cell>
          <table:table-cell table:style-name="ce20" table:formula="oooc:=[Ventas.F36]*[Ventas.J4]" office:value-type="float" office:value="16496.25">
            <text:p>16496.25</text:p>
          </table:table-cell>
          <table:table-cell table:style-name="ce20" table:formula="oooc:=[Ventas.F37]*[Ventas.J4]" office:value-type="float" office:value="20559.5833333333">
            <text:p>20559.58</text:p>
          </table:table-cell>
          <table:table-cell table:style-name="ce20" table:formula="oooc:=[Ventas.F38]*[Ventas.J4]" office:value-type="float" office:value="24622.9166666667">
            <text:p>24622.92</text:p>
          </table:table-cell>
          <table:table-cell table:style-name="ce24" table:formula="oooc:=[Ventas.F39]*[Ventas.J4]" office:value-type="float" office:value="28686.25">
            <text:p>28686.25</text:p>
          </table:table-cell>
        </table:table-row>
        <table:table-row table:style-name="ro1">
          <table:table-cell office:value-type="string">
            <text:p>Gastos</text:p>
          </table:table-cell>
          <table:table-cell/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</table:table-row>
        <table:table-row table:style-name="ro1">
          <table:table-cell office:value-type="string">
            <text:p>Recursos Humanos</text:p>
          </table:table-cell>
          <table:table-cell/>
          <table:table-cell table:formula="oooc:=-[Sueldos.B2]" office:value-type="float" office:value="-60000">
            <text:p>-60000</text:p>
          </table:table-cell>
          <table:table-cell table:formula="oooc:=-[Sueldos.B2]" office:value-type="float" office:value="-60000">
            <text:p>-60000</text:p>
          </table:table-cell>
          <table:table-cell table:formula="oooc:=-[Sueldos.B2]" office:value-type="float" office:value="-60000">
            <text:p>-60000</text:p>
          </table:table-cell>
          <table:table-cell table:formula="oooc:=-[Sueldos.B2]" office:value-type="float" office:value="-60000">
            <text:p>-60000</text:p>
          </table:table-cell>
          <table:table-cell table:formula="oooc:=-[Sueldos.B2]" office:value-type="float" office:value="-60000">
            <text:p>-60000</text:p>
          </table:table-cell>
          <table:table-cell table:formula="oooc:=-[Sueldos.B2]" office:value-type="float" office:value="-60000">
            <text:p>-60000</text:p>
          </table:table-cell>
          <table:table-cell table:formula="oooc:=-[Sueldos.B2]" office:value-type="float" office:value="-60000">
            <text:p>-60000</text:p>
          </table:table-cell>
          <table:table-cell table:formula="oooc:=-[Sueldos.B2]" office:value-type="float" office:value="-60000">
            <text:p>-60000</text:p>
          </table:table-cell>
          <table:table-cell table:formula="oooc:=-[Sueldos.B2]" office:value-type="float" office:value="-60000">
            <text:p>-60000</text:p>
          </table:table-cell>
          <table:table-cell table:formula="oooc:=-[Sueldos.B2]" office:value-type="float" office:value="-60000">
            <text:p>-60000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6" office:value-type="string">
            <text:p>Utilidad Bruta</text:p>
          </table:table-cell>
          <table:table-cell table:formula="oooc:=SUM([.B6:.B16])" office:value-type="float" office:value="-18079">
            <text:p>-18079</text:p>
          </table:table-cell>
          <table:table-cell table:formula="oooc:=SUM([.C6:.C16])" office:value-type="float" office:value="-45003.5416666667">
            <text:p>-45003.54</text:p>
          </table:table-cell>
          <table:table-cell table:formula="oooc:=SUM([.D6:.D16])" office:value-type="float" office:value="-29514.2916666667">
            <text:p>-29514.29</text:p>
          </table:table-cell>
          <table:table-cell table:formula="oooc:=SUM([.E6:.E16])" office:value-type="float" office:value="-15182.2083333333">
            <text:p>-15182.21</text:p>
          </table:table-cell>
          <table:table-cell table:formula="oooc:=SUM([.F6:.F16])" office:value-type="float" office:value="-4591.04166666666">
            <text:p>-4591.04</text:p>
          </table:table-cell>
          <table:table-cell table:formula="oooc:=SUM([.G6:.G16])" office:value-type="float" office:value="8486.70833333336">
            <text:p>8486.71</text:p>
          </table:table-cell>
          <table:table-cell table:formula="oooc:=SUM([.H6:.H16])" office:value-type="float" office:value="24218.875">
            <text:p>24218.88</text:p>
          </table:table-cell>
          <table:table-cell table:formula="oooc:=SUM([.I6:.I16])" office:value-type="float" office:value="36126.2083333333">
            <text:p>36126.21</text:p>
          </table:table-cell>
          <table:table-cell table:formula="oooc:=SUM([.J6:.J16])" office:value-type="float" office:value="54234.5416666667">
            <text:p>54234.54</text:p>
          </table:table-cell>
          <table:table-cell table:formula="oooc:=SUM([.K6:.K16])" office:value-type="float" office:value="61954.875">
            <text:p>61954.88</text:p>
          </table:table-cell>
          <table:table-cell table:style-name="ce13" table:formula="oooc:=SUM([.L6:.L16])" office:value-type="float" office:value="69675.2083333333">
            <text:p>69675.21</text:p>
          </table:table-cell>
        </table:table-row>
        <table:table-row table:style-name="ro1">
          <table:table-cell office:value-type="string">
            <text:p>Impuesto a las Ganancias</text:p>
          </table:table-cell>
          <table:table-cell/>
          <table:table-cell table:formula="oooc:=-0.35*[.C17]" office:value-type="float" office:value="15751.2395833333">
            <text:p>15751.24</text:p>
          </table:table-cell>
          <table:table-cell table:formula="oooc:=-0.35*[.D17]" office:value-type="float" office:value="10330.0020833333">
            <text:p>10330</text:p>
          </table:table-cell>
          <table:table-cell table:formula="oooc:=-0.35*[.E17]" office:value-type="float" office:value="5313.77291666666">
            <text:p>5313.77</text:p>
          </table:table-cell>
          <table:table-cell table:formula="oooc:=-0.35*[.F17]" office:value-type="float" office:value="1606.86458333333">
            <text:p>1606.86</text:p>
          </table:table-cell>
          <table:table-cell table:formula="oooc:=-0.35*[.G17]" office:value-type="float" office:value="-2970.34791666667">
            <text:p>-2970.35</text:p>
          </table:table-cell>
          <table:table-cell table:formula="oooc:=-0.35*[.H17]" office:value-type="float" office:value="-8476.60625">
            <text:p>-8476.61</text:p>
          </table:table-cell>
          <table:table-cell table:formula="oooc:=-0.35*[.I17]" office:value-type="float" office:value="-12644.1729166667">
            <text:p>-12644.17</text:p>
          </table:table-cell>
          <table:table-cell table:formula="oooc:=-0.35*[.J17]" office:value-type="float" office:value="-18982.0895833333">
            <text:p>-18982.09</text:p>
          </table:table-cell>
          <table:table-cell table:formula="oooc:=-0.35*[.K17]" office:value-type="float" office:value="-21684.20625">
            <text:p>-21684.21</text:p>
          </table:table-cell>
          <table:table-cell table:style-name="ce13" table:formula="oooc:=-0.35*[.L17]" office:value-type="float" office:value="-24386.3229166667">
            <text:p>-24386.32</text:p>
          </table:table-cell>
        </table:table-row>
        <table:table-row table:style-name="ro1">
          <table:table-cell table:style-name="ce6" office:value-type="string">
            <text:p>Utilidad Neta</text:p>
          </table:table-cell>
          <table:table-cell table:formula="oooc:=[.B17]+[.B18]" office:value-type="float" office:value="-18079">
            <text:p>-18079</text:p>
          </table:table-cell>
          <table:table-cell table:formula="oooc:=[.C17]+[.C18]" office:value-type="float" office:value="-29252.3020833333">
            <text:p>-29252.3</text:p>
          </table:table-cell>
          <table:table-cell table:formula="oooc:=[.D17]+[.D18]" office:value-type="float" office:value="-19184.2895833333">
            <text:p>-19184.29</text:p>
          </table:table-cell>
          <table:table-cell table:formula="oooc:=[.E17]+[.E18]" office:value-type="float" office:value="-9868.43541666666">
            <text:p>-9868.44</text:p>
          </table:table-cell>
          <table:table-cell table:formula="oooc:=[.F17]+[.F18]" office:value-type="float" office:value="-2984.17708333333">
            <text:p>-2984.18</text:p>
          </table:table-cell>
          <table:table-cell table:formula="oooc:=[.G17]+[.G18]" office:value-type="float" office:value="5516.36041666668">
            <text:p>5516.36</text:p>
          </table:table-cell>
          <table:table-cell table:formula="oooc:=[.H17]+[.H18]" office:value-type="float" office:value="15742.26875">
            <text:p>15742.27</text:p>
          </table:table-cell>
          <table:table-cell table:formula="oooc:=[.I17]+[.I18]" office:value-type="float" office:value="23482.0354166667">
            <text:p>23482.04</text:p>
          </table:table-cell>
          <table:table-cell table:formula="oooc:=[.J17]+[.J18]" office:value-type="float" office:value="35252.4520833333">
            <text:p>35252.45</text:p>
          </table:table-cell>
          <table:table-cell table:formula="oooc:=[.K17]+[.K18]" office:value-type="float" office:value="40270.66875">
            <text:p>40270.67</text:p>
          </table:table-cell>
          <table:table-cell table:style-name="ce13" table:formula="oooc:=[.L17]+[.L18]" office:value-type="float" office:value="45288.8854166667">
            <text:p>45288.89</text:p>
          </table:table-cell>
        </table:table-row>
        <table:table-row table:style-name="ro1">
          <table:table-cell office:value-type="string">
            <text:p>Capital de Trabajo</text:p>
          </table:table-cell>
          <table:table-cell table:formula="oooc:=-[Inversiones.B3]" office:value-type="float" office:value="-9470">
            <text:p>-9470</text:p>
          </table:table-cell>
          <table:table-cell table:number-columns-repeated="10"/>
        </table:table-row>
        <table:table-row table:style-name="ro1">
          <table:table-cell table:style-name="ce7" office:value-type="string">
            <text:p>FLUJO DE CAJA</text:p>
          </table:table-cell>
          <table:table-cell table:style-name="ce14" table:formula="oooc:=[.B19]+[.B20]" office:value-type="float" office:value="-27549">
            <text:p>-27549</text:p>
          </table:table-cell>
          <table:table-cell table:style-name="ce14" table:formula="oooc:=[.C19]+[.C20]" office:value-type="float" office:value="-29252.3020833333">
            <text:p>-29252.3</text:p>
          </table:table-cell>
          <table:table-cell table:style-name="ce14" table:formula="oooc:=[.D19]+[.D20]" office:value-type="float" office:value="-19184.2895833333">
            <text:p>-19184.29</text:p>
          </table:table-cell>
          <table:table-cell table:style-name="ce14" table:formula="oooc:=[.E19]+[.E20]" office:value-type="float" office:value="-9868.43541666666">
            <text:p>-9868.44</text:p>
          </table:table-cell>
          <table:table-cell table:style-name="ce14" table:formula="oooc:=[.F19]+[.F20]" office:value-type="float" office:value="-2984.17708333333">
            <text:p>-2984.18</text:p>
          </table:table-cell>
          <table:table-cell table:style-name="ce14" table:formula="oooc:=[.G19]+[.G20]" office:value-type="float" office:value="5516.36041666668">
            <text:p>5516.36</text:p>
          </table:table-cell>
          <table:table-cell table:style-name="ce14" table:formula="oooc:=[.H19]+[.H20]" office:value-type="float" office:value="15742.26875">
            <text:p>15742.27</text:p>
          </table:table-cell>
          <table:table-cell table:style-name="ce14" table:formula="oooc:=[.I19]+[.I20]" office:value-type="float" office:value="23482.0354166667">
            <text:p>23482.04</text:p>
          </table:table-cell>
          <table:table-cell table:style-name="ce14" table:formula="oooc:=[.J19]+[.J20]" office:value-type="float" office:value="35252.4520833333">
            <text:p>35252.45</text:p>
          </table:table-cell>
          <table:table-cell table:style-name="ce14" table:formula="oooc:=[.K19]+[.K20]" office:value-type="float" office:value="40270.66875">
            <text:p>40270.67</text:p>
          </table:table-cell>
          <table:table-cell table:style-name="ce14" table:formula="oooc:=[.L19]+[.L20]" office:value-type="float" office:value="45288.8854166667">
            <text:p>45288.89</text:p>
          </table:table-cell>
        </table:table-row>
        <table:table-row table:style-name="ro1">
          <table:table-cell table:style-name="ce8" office:value-type="string">
            <text:p>ANO</text:p>
          </table:table-cell>
          <table:table-cell table:style-name="ce15" table:number-columns-repeated="10"/>
          <table:table-cell table:style-name="ce25"/>
        </table:table-row>
        <table:table-row table:style-name="ro1">
          <table:table-cell table:style-name="ce9" office:value-type="string">
            <text:p>VAN</text:p>
          </table:table-cell>
          <table:table-cell table:style-name="ce16" table:formula="oooc:=NPV([.E23];[.C21:.L21])-[.B21]" office:value-type="currency" office:currency="USD" office:value="31953.7036272978">
            <text:p>$31,953.70</text:p>
          </table:table-cell>
          <table:table-cell table:style-name="ce15"/>
          <table:table-cell table:style-name="ce21" office:value-type="string">
            <text:p>TASA DESCUENTO</text:p>
          </table:table-cell>
          <table:table-cell table:style-name="ce21" office:value-type="float" office:value="0.15">
            <text:p>0.15</text:p>
          </table:table-cell>
          <table:table-cell table:style-name="ce15" table:number-columns-repeated="6"/>
          <table:table-cell table:style-name="ce25"/>
        </table:table-row>
        <table:table-row table:style-name="ro1">
          <table:table-cell table:style-name="ce10" office:value-type="string">
            <text:p>TIR</text:p>
          </table:table-cell>
          <table:table-cell table:style-name="ce17" table:formula="oooc:=IRR([.B21:.L21])" office:value-type="percentage" office:value="0.0917525156648592">
            <text:p>9.18%</text:p>
          </table:table-cell>
          <table:table-cell table:style-name="ce19" table:number-columns-repeated="9"/>
          <table:table-cell table:style-name="ce26"/>
        </table:table-row>
        <table:table-row table:style-name="ro1">
          <table:table-cell table:style-name="ce11" office:value-type="string">
            <text:p>Período de Recuperación</text:p>
          </table:table-cell>
          <table:table-cell table:style-name="ce18" table:formula="oooc:=COUNTIF([.C21:.L21];&quot;&lt;=0&quot;)+1" office:value-type="float" office:value="5">
            <text:p>5</text:p>
          </table:table-cell>
          <table:table-cell table:style-name="Default" table:number-columns-repeated="10"/>
        </table:table-row>
      </table:table>
      <table:table table:name="Ventas" table:style-name="ta1" table:print="false">
        <office:forms form:automatic-focus="false" form:apply-design-mode="false"/>
        <table:table-column table:style-name="co1" table:default-cell-style-name="ce29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5" table:number-columns-repeated="2" table:default-cell-style-name="ce35"/>
        <table:table-column table:style-name="co8" table:default-cell-style-name="ce35"/>
        <table:table-column table:style-name="co9" table:default-cell-style-name="ce35"/>
        <table:table-column table:style-name="co8" table:default-cell-style-name="ce35"/>
        <table:table-column table:style-name="co9" table:default-cell-style-name="ce35"/>
        <table:table-column table:style-name="co2" table:number-columns-repeated="2" table:default-cell-style-name="ce35"/>
        <table:table-column table:style-name="co2" table:default-cell-style-name="ce49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table:style-name="ce27" office:value-type="string">
            <text:p>Servicio en Hs por mes por equipo</text:p>
          </table:table-cell>
          <table:table-cell table:style-name="Default"/>
          <table:table-cell table:style-name="ce27" office:value-type="string">
            <text:p>Mercado</text:p>
          </table:table-cell>
          <table:table-cell table:style-name="ce27" office:value-type="string">
            <text:p>Total Maquinas</text:p>
          </table:table-cell>
          <table:table-cell table:style-name="ce27" office:value-type="string">
            <text:p>Servers</text:p>
          </table:table-cell>
          <table:table-cell table:style-name="ce27" office:value-type="string">
            <text:p>Terminales</text:p>
          </table:table-cell>
          <table:table-cell table:style-name="ce27" office:value-type="string">
            <text:p>Porcentaje a Migrar</text:p>
          </table:table-cell>
          <table:table-cell table:style-name="ce27" office:value-type="string">
            <text:p>Años para migrar</text:p>
          </table:table-cell>
          <table:table-cell table:style-name="ce42" office:value-type="string">
            <text:p>Precio</text:p>
          </table:table-cell>
          <table:table-cell table:style-name="ce45" office:value-type="string">
            <text:p>Monto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string">
            <text:p>Estado</text:p>
          </table:table-cell>
          <table:table-cell table:style-name="Default" office:value-type="float" office:value="6000">
            <text:p>6000</text:p>
          </table:table-cell>
          <table:table-cell table:style-name="Default" office:value-type="float" office:value="0.1">
            <text:p>0.1</text:p>
          </table:table-cell>
          <table:table-cell table:style-name="Default" table:formula="oooc:=1-[.E2]" office:value-type="float" office:value="0.9">
            <text:p>0.9</text:p>
          </table:table-cell>
          <table:table-cell table:style-name="Default" office:value-type="float" office:value="0.8">
            <text:p>0.8</text:p>
          </table:table-cell>
          <table:table-cell table:style-name="Default" office:value-type="float" office:value="5">
            <text:p>5</text:p>
          </table:table-cell>
          <table:table-cell table:style-name="ce43" office:value-type="string">
            <text:p>Server</text:p>
          </table:table-cell>
          <table:table-cell table:style-name="ce46" office:value-type="float" office:value="260">
            <text:p>260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float" office:value="0.1">
            <text:p>0.1</text:p>
          </table:table-cell>
          <table:table-cell table:style-name="Default"/>
          <table:table-cell table:style-name="Default" office:value-type="string">
            <text:p>Universidades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0.1">
            <text:p>0.1</text:p>
          </table:table-cell>
          <table:table-cell table:style-name="Default" table:formula="oooc:=1-[.E3]" office:value-type="float" office:value="0.9">
            <text:p>0.9</text:p>
          </table:table-cell>
          <table:table-cell table:style-name="Default" office:value-type="float" office:value="0.5">
            <text:p>0.5</text:p>
          </table:table-cell>
          <table:table-cell table:style-name="Default"/>
          <table:table-cell table:style-name="ce44" office:value-type="string">
            <text:p>Terminal</text:p>
          </table:table-cell>
          <table:table-cell table:style-name="ce47" office:value-type="float" office:value="80">
            <text:p>80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formula="oooc:=[.A2]+[.A3]" office:value-type="float" office:value="1.1">
            <text:p>1.1</text:p>
          </table:table-cell>
          <table:table-cell table:style-name="Default" table:number-columns-repeated="7"/>
          <table:table-cell table:style-name="ce44" office:value-type="string">
            <text:p>Hora Servicio</text:p>
          </table:table-cell>
          <table:table-cell table:style-name="ce47" office:value-type="float" office:value="50">
            <text:p>50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>
            <text:p>NO MODIFICAR LO QUE ESTA EN COLOR</text:p>
          </table:table-cell>
          <table:table-cell table:style-name="ce27" table:number-columns-repeated="2"/>
          <table:table-cell table:style-name="Default"/>
          <table:table-cell table:style-name="ce27" table:number-columns-repeated="6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28"/>
          <table:table-cell table:style-name="ce34" office:value-type="string">
            <text:p>Migraciones x mes</text:p>
          </table:table-cell>
          <table:table-cell table:style-name="ce41" table:number-columns-repeated="10"/>
          <table:table-cell table:style-name="ce48"/>
          <table:table-cell table:number-columns-repeated="8"/>
        </table:table-row>
        <table:table-row table:style-name="ro1">
          <table:table-cell office:value-type="string">
            <text:p>Servers</text:p>
          </table:table-cell>
          <table:table-cell table:formula="oooc:=((([.D2]*[.E2]*[.G2])+([.D3]*[.E3]*[.G3]))/[.H2])/12" office:value-type="float" office:value="8.83333333333333">
            <text:p>8.83</text:p>
          </table:table-cell>
          <table:table-cell table:number-columns-repeated="19"/>
        </table:table-row>
        <table:table-row table:style-name="ro1">
          <table:table-cell office:value-type="string">
            <text:p>Terminales</text:p>
          </table:table-cell>
          <table:table-cell table:style-name="ce36" table:formula="oooc:=((([.D2]*[.F2]*[.G2])+([.D3]*[.F3]*[.G3]))/[.H2])/12" office:value-type="float" office:value="79.5">
            <text:p>79.5</text:p>
          </table:table-cell>
          <table:table-cell table:number-columns-repeated="19"/>
        </table:table-row>
        <table:table-row table:style-name="ro1">
          <table:table-cell table:style-name="ce30" office:value-type="string">
            <text:p>TOTAL</text:p>
          </table:table-cell>
          <table:table-cell table:formula="oooc:=[.B7]+[.B8]" office:value-type="float" office:value="88.3333333333333">
            <text:p>88.33</text:p>
          </table:table-cell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31" office:value-type="string">
            <text:p>Porcentaje de las ventas estimada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31"/>
          <table:table-cell table:number-columns-repeated="20"/>
        </table:table-row>
        <table:table-row table:style-name="ro1">
          <table:table-cell table:style-name="ce32" office:value-type="string">
            <text:p>Mes</text:p>
          </table:table-cell>
          <table:table-cell table:style-name="ce37" office:value-type="string">
            <text:p>enero</text:p>
          </table:table-cell>
          <table:table-cell table:style-name="ce37" office:value-type="string">
            <text:p>febrero</text:p>
          </table:table-cell>
          <table:table-cell table:style-name="ce37" office:value-type="string">
            <text:p>marzo</text:p>
          </table:table-cell>
          <table:table-cell table:style-name="ce37" office:value-type="string">
            <text:p>abril</text:p>
          </table:table-cell>
          <table:table-cell table:style-name="ce37" office:value-type="string">
            <text:p>mayo</text:p>
          </table:table-cell>
          <table:table-cell table:style-name="ce37" office:value-type="string">
            <text:p>junio</text:p>
          </table:table-cell>
          <table:table-cell table:style-name="ce37" office:value-type="string">
            <text:p>julio</text:p>
          </table:table-cell>
          <table:table-cell table:style-name="ce37" office:value-type="string">
            <text:p>agosto</text:p>
          </table:table-cell>
          <table:table-cell table:style-name="ce37" office:value-type="string">
            <text:p>septiembre</text:p>
          </table:table-cell>
          <table:table-cell table:style-name="ce37" office:value-type="string">
            <text:p>octubre</text:p>
          </table:table-cell>
          <table:table-cell table:style-name="ce37" office:value-type="string">
            <text:p>noviembre</text:p>
          </table:table-cell>
          <table:table-cell table:style-name="ce50" office:value-type="string">
            <text:p>diciembre</text:p>
          </table:table-cell>
          <table:table-cell table:number-columns-repeated="5"/>
          <table:table-cell table:style-name="ce53" table:number-columns-repeated="3"/>
        </table:table-row>
        <table:table-row table:style-name="ro1">
          <table:table-cell office:value-type="string">
            <text:p>Porcentaje año 1</text:p>
          </table:table-cell>
          <table:table-cell table:number-columns-repeated="2" table:style-name="ce38" office:value-type="float" office:value="0.2">
            <text:p>0.2</text:p>
          </table:table-cell>
          <table:table-cell table:style-name="ce38" office:value-type="float" office:value="0.1">
            <text:p>0.1</text:p>
          </table:table-cell>
          <table:table-cell table:style-name="ce38" office:value-type="float" office:value="0.05">
            <text:p>0.05</text:p>
          </table:table-cell>
          <table:table-cell table:style-name="ce38" office:value-type="float" office:value="0.1">
            <text:p>0.1</text:p>
          </table:table-cell>
          <table:table-cell table:style-name="ce38" office:value-type="float" office:value="0.2">
            <text:p>0.2</text:p>
          </table:table-cell>
          <table:table-cell table:style-name="ce38" office:value-type="float" office:value="0.3">
            <text:p>0.3</text:p>
          </table:table-cell>
          <table:table-cell table:style-name="ce38" office:value-type="float" office:value="0.1">
            <text:p>0.1</text:p>
          </table:table-cell>
          <table:table-cell table:number-columns-repeated="2" table:style-name="ce38" office:value-type="float" office:value="0.05">
            <text:p>0.05</text:p>
          </table:table-cell>
          <table:table-cell table:style-name="ce38" office:value-type="float" office:value="0.3">
            <text:p>0.3</text:p>
          </table:table-cell>
          <table:table-cell table:style-name="ce51" office:value-type="float" office:value="0.4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Porcentaje año 2</text:p>
          </table:table-cell>
          <table:table-cell table:style-name="ce38" office:value-type="float" office:value="0.3">
            <text:p>0.3</text:p>
          </table:table-cell>
          <table:table-cell table:style-name="ce38" office:value-type="float" office:value="0.4">
            <text:p>0.4</text:p>
          </table:table-cell>
          <table:table-cell table:number-columns-repeated="2" table:style-name="ce38" office:value-type="float" office:value="0.2">
            <text:p>0.2</text:p>
          </table:table-cell>
          <table:table-cell table:style-name="ce38" office:value-type="float" office:value="0.1">
            <text:p>0.1</text:p>
          </table:table-cell>
          <table:table-cell table:style-name="ce38" office:value-type="float" office:value="0.3">
            <text:p>0.3</text:p>
          </table:table-cell>
          <table:table-cell table:style-name="ce38" office:value-type="float" office:value="0.4">
            <text:p>0.4</text:p>
          </table:table-cell>
          <table:table-cell table:style-name="ce38" office:value-type="float" office:value="0.2">
            <text:p>0.2</text:p>
          </table:table-cell>
          <table:table-cell table:style-name="ce38" office:value-type="float" office:value="0.1">
            <text:p>0.1</text:p>
          </table:table-cell>
          <table:table-cell table:number-columns-repeated="2" table:style-name="ce38" office:value-type="float" office:value="0.4">
            <text:p>0.4</text:p>
          </table:table-cell>
          <table:table-cell table:style-name="ce51"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string">
            <text:p>Porcentaje año 3</text:p>
          </table:table-cell>
          <table:table-cell table:number-columns-repeated="2" table:style-name="ce38" office:value-type="float" office:value="0.3">
            <text:p>0.3</text:p>
          </table:table-cell>
          <table:table-cell table:number-columns-repeated="2" table:style-name="ce38" office:value-type="float" office:value="0.2">
            <text:p>0.2</text:p>
          </table:table-cell>
          <table:table-cell table:style-name="ce38" office:value-type="float" office:value="0.4">
            <text:p>0.4</text:p>
          </table:table-cell>
          <table:table-cell table:number-columns-repeated="2" table:style-name="ce38" office:value-type="float" office:value="0.5">
            <text:p>0.5</text:p>
          </table:table-cell>
          <table:table-cell table:style-name="ce38" office:value-type="float" office:value="0.2">
            <text:p>0.2</text:p>
          </table:table-cell>
          <table:table-cell table:style-name="ce38" office:value-type="float" office:value="0.1">
            <text:p>0.1</text:p>
          </table:table-cell>
          <table:table-cell table:number-columns-repeated="2" table:style-name="ce38" office:value-type="float" office:value="0.6">
            <text:p>0.6</text:p>
          </table:table-cell>
          <table:table-cell table:style-name="ce51" office:value-type="float" office:value="0.8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Porcentaje año 4</text:p>
          </table:table-cell>
          <table:table-cell table:number-columns-repeated="2" table:style-name="ce38" office:value-type="float" office:value="0.4">
            <text:p>0.4</text:p>
          </table:table-cell>
          <table:table-cell table:number-columns-repeated="2" table:style-name="ce38" office:value-type="float" office:value="0.3">
            <text:p>0.3</text:p>
          </table:table-cell>
          <table:table-cell table:style-name="ce38" office:value-type="float" office:value="0.5">
            <text:p>0.5</text:p>
          </table:table-cell>
          <table:table-cell table:style-name="ce38" office:value-type="float" office:value="0.6">
            <text:p>0.6</text:p>
          </table:table-cell>
          <table:table-cell table:style-name="ce38" office:value-type="float" office:value="0.4">
            <text:p>0.4</text:p>
          </table:table-cell>
          <table:table-cell table:style-name="ce38" office:value-type="float" office:value="0.3">
            <text:p>0.3</text:p>
          </table:table-cell>
          <table:table-cell table:style-name="ce38" office:value-type="float" office:value="0.2">
            <text:p>0.2</text:p>
          </table:table-cell>
          <table:table-cell table:style-name="ce38" office:value-type="float" office:value="0.5">
            <text:p>0.5</text:p>
          </table:table-cell>
          <table:table-cell table:style-name="ce38" office:value-type="float" office:value="0.6">
            <text:p>0.6</text:p>
          </table:table-cell>
          <table:table-cell table:style-name="ce51"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string">
            <text:p>Porcentaje año 5</text:p>
          </table:table-cell>
          <table:table-cell table:style-name="ce38" office:value-type="float" office:value="0.4">
            <text:p>0.4</text:p>
          </table:table-cell>
          <table:table-cell table:style-name="ce38" office:value-type="float" office:value="0.5">
            <text:p>0.5</text:p>
          </table:table-cell>
          <table:table-cell table:style-name="ce38" office:value-type="float" office:value="0.3">
            <text:p>0.3</text:p>
          </table:table-cell>
          <table:table-cell table:style-name="ce38" office:value-type="float" office:value="0.4">
            <text:p>0.4</text:p>
          </table:table-cell>
          <table:table-cell table:style-name="ce38" office:value-type="float" office:value="0.6">
            <text:p>0.6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5">
            <text:p>0.5</text:p>
          </table:table-cell>
          <table:table-cell table:style-name="ce38" office:value-type="float" office:value="0.4">
            <text:p>0.4</text:p>
          </table:table-cell>
          <table:table-cell table:style-name="ce38" office:value-type="float" office:value="0.3">
            <text:p>0.3</text:p>
          </table:table-cell>
          <table:table-cell table:style-name="ce38" office:value-type="float" office:value="0.6">
            <text:p>0.6</text:p>
          </table:table-cell>
          <table:table-cell table:style-name="ce38" office:value-type="float" office:value="0.7">
            <text:p>0.7</text:p>
          </table:table-cell>
          <table:table-cell table:style-name="ce51"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string">
            <text:p>Porcentaje año 6</text:p>
          </table:table-cell>
          <table:table-cell table:style-name="ce38" office:value-type="float" office:value="0.5">
            <text:p>0.5</text:p>
          </table:table-cell>
          <table:table-cell table:number-columns-repeated="2" table:style-name="ce38" office:value-type="float" office:value="0.4">
            <text:p>0.4</text:p>
          </table:table-cell>
          <table:table-cell table:style-name="ce38" office:value-type="float" office:value="0.5">
            <text:p>0.5</text:p>
          </table:table-cell>
          <table:table-cell table:number-columns-repeated="2" table:style-name="ce38" office:value-type="float" office:value="0.7">
            <text:p>0.7</text:p>
          </table:table-cell>
          <table:table-cell table:style-name="ce38" office:value-type="float" office:value="0.6">
            <text:p>0.6</text:p>
          </table:table-cell>
          <table:table-cell table:style-name="ce38" office:value-type="float" office:value="0.5">
            <text:p>0.5</text:p>
          </table:table-cell>
          <table:table-cell table:style-name="ce38" office:value-type="float" office:value="0.4">
            <text:p>0.4</text:p>
          </table:table-cell>
          <table:table-cell table:style-name="ce38" office:value-type="float" office:value="0.8">
            <text:p>0.8</text:p>
          </table:table-cell>
          <table:table-cell table:style-name="ce38" office:value-type="float" office:value="0.9">
            <text:p>0.9</text:p>
          </table:table-cell>
          <table:table-cell table:style-name="ce51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rcentaje año 7</text:p>
          </table:table-cell>
          <table:table-cell table:style-name="ce38" office:value-type="float" office:value="0.7">
            <text:p>0.7</text:p>
          </table:table-cell>
          <table:table-cell table:number-columns-repeated="3" table:style-name="ce38" office:value-type="float" office:value="0.6">
            <text:p>0.6</text:p>
          </table:table-cell>
          <table:table-cell table:style-name="ce38" office:value-type="float" office:value="0.5">
            <text:p>0.5</text:p>
          </table:table-cell>
          <table:table-cell table:style-name="ce38" office:value-type="float" office:value="0.8">
            <text:p>0.8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6">
            <text:p>0.6</text:p>
          </table:table-cell>
          <table:table-cell table:style-name="ce38" office:value-type="float" office:value="0.5">
            <text:p>0.5</text:p>
          </table:table-cell>
          <table:table-cell table:number-columns-repeated="2" table:style-name="ce38" office:value-type="float" office:value="0.8">
            <text:p>0.8</text:p>
          </table:table-cell>
          <table:table-cell table:style-name="ce51" office:value-type="float" office:value="0.8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Porcentaje año 8</text:p>
          </table:table-cell>
          <table:table-cell table:style-name="ce38" office:value-type="float" office:value="0.8">
            <text:p>0.8</text:p>
          </table:table-cell>
          <table:table-cell table:style-name="ce38" office:value-type="float" office:value="0.7">
            <text:p>0.7</text:p>
          </table:table-cell>
          <table:table-cell table:number-columns-repeated="2" table:style-name="ce38" office:value-type="float" office:value="0.8">
            <text:p>0.8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9">
            <text:p>0.9</text:p>
          </table:table-cell>
          <table:table-cell table:style-name="ce38" office:value-type="float" office:value="0.8">
            <text:p>0.8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5">
            <text:p>0.5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9">
            <text:p>0.9</text:p>
          </table:table-cell>
          <table:table-cell table:style-name="ce51"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string">
            <text:p>Porcentaje año 9</text:p>
          </table:table-cell>
          <table:table-cell table:style-name="ce38" office:value-type="float" office:value="0.8">
            <text:p>0.8</text:p>
          </table:table-cell>
          <table:table-cell table:style-name="ce38" office:value-type="float" office:value="0.7">
            <text:p>0.7</text:p>
          </table:table-cell>
          <table:table-cell table:number-columns-repeated="2" table:style-name="ce38" office:value-type="float" office:value="0.8">
            <text:p>0.8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9">
            <text:p>0.9</text:p>
          </table:table-cell>
          <table:table-cell table:style-name="ce38" office:value-type="float" office:value="0.8">
            <text:p>0.8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5">
            <text:p>0.5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9">
            <text:p>0.9</text:p>
          </table:table-cell>
          <table:table-cell table:style-name="ce51"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string">
            <text:p>Porcentaje año 10</text:p>
          </table:table-cell>
          <table:table-cell table:style-name="ce38" office:value-type="float" office:value="0.8">
            <text:p>0.8</text:p>
          </table:table-cell>
          <table:table-cell table:style-name="ce38" office:value-type="float" office:value="0.7">
            <text:p>0.7</text:p>
          </table:table-cell>
          <table:table-cell table:number-columns-repeated="2" table:style-name="ce38" office:value-type="float" office:value="0.8">
            <text:p>0.8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9">
            <text:p>0.9</text:p>
          </table:table-cell>
          <table:table-cell table:style-name="ce38" office:value-type="float" office:value="0.8">
            <text:p>0.8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5">
            <text:p>0.5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9">
            <text:p>0.9</text:p>
          </table:table-cell>
          <table:table-cell table:style-name="ce51" office:value-type="float" office:value="0.9">
            <text:p>0.9</text:p>
          </table:table-cell>
          <table:table-cell table:number-columns-repeated="8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table:style-name="ce39" office:value-type="string">
            <text:p>TOTALES SERVERS</text:p>
          </table:table-cell>
          <table:table-cell table:style-name="ce39" office:value-type="string">
            <text:p>TOTALES TERM</text:p>
          </table:table-cell>
          <table:table-cell table:style-name="ce39" office:value-type="string">
            <text:p>TOTAL ACUM SERV</text:p>
          </table:table-cell>
          <table:table-cell table:style-name="ce39" office:value-type="string">
            <text:p>TOTAL ACUM TERM</text:p>
          </table:table-cell>
          <table:table-cell table:style-name="ce39" office:value-type="string">
            <text:p>SERVICIOS SERVER</text:p>
          </table:table-cell>
          <table:table-cell table:style-name="ce39" office:value-type="string">
            <text:p>SERVICIOS TERM</text:p>
          </table:table-cell>
          <table:table-cell table:number-columns-repeated="14"/>
        </table:table-row>
        <table:table-row table:style-name="ro1">
          <table:table-cell office:value-type="string">
            <text:p>AÑO 1</text:p>
          </table:table-cell>
          <table:table-cell table:formula="oooc:=[.B7]*(SUM([.B16:.M16]))" office:value-type="float" office:value="18.1083333333333">
            <text:p>18.11</text:p>
          </table:table-cell>
          <table:table-cell table:formula="oooc:=[.B8]*(SUM([.B16:.M16]))" office:value-type="float" office:value="162.975">
            <text:p>162.98</text:p>
          </table:table-cell>
          <table:table-cell table:formula="oooc:=SUM([.B30])" office:value-type="float" office:value="18.1083333333333">
            <text:p>18.11</text:p>
          </table:table-cell>
          <table:table-cell table:formula="oooc:=SUM([.C30])" office:value-type="float" office:value="162.975">
            <text:p>162.98</text:p>
          </table:table-cell>
          <table:table-cell table:formula="oooc:=[.D30]*[.A2]" office:value-type="float" office:value="18.1083333333333">
            <text:p>18.11</text:p>
          </table:table-cell>
          <table:table-cell table:formula="oooc:=[.E30]*[.A3]" office:value-type="float" office:value="16.2975">
            <text:p>16.3</text:p>
          </table:table-cell>
          <table:table-cell table:number-columns-repeated="14"/>
        </table:table-row>
        <table:table-row table:style-name="ro1">
          <table:table-cell office:value-type="string">
            <text:p>AÑO 2</text:p>
          </table:table-cell>
          <table:table-cell table:formula="oooc:=[.B7]*(SUM([.B17:.M17]))" office:value-type="float" office:value="30.9166666666667">
            <text:p>30.92</text:p>
          </table:table-cell>
          <table:table-cell table:formula="oooc:=[.B8]*(SUM([.B17:.M17]))" office:value-type="float" office:value="278.25">
            <text:p>278.25</text:p>
          </table:table-cell>
          <table:table-cell table:formula="oooc:=SUM([.B30:.B31])" office:value-type="float" office:value="49.025">
            <text:p>49.03</text:p>
          </table:table-cell>
          <table:table-cell table:formula="oooc:=SUM([.C30:.C31])" office:value-type="float" office:value="441.225">
            <text:p>441.23</text:p>
          </table:table-cell>
          <table:table-cell table:formula="oooc:=[.D31]*[.A2]" office:value-type="float" office:value="49.025">
            <text:p>49.03</text:p>
          </table:table-cell>
          <table:table-cell table:formula="oooc:=[.E31]*[.A3]" office:value-type="float" office:value="44.1225">
            <text:p>44.12</text:p>
          </table:table-cell>
          <table:table-cell table:number-columns-repeated="14"/>
        </table:table-row>
        <table:table-row table:style-name="ro1">
          <table:table-cell office:value-type="string">
            <text:p>AÑO 3</text:p>
          </table:table-cell>
          <table:table-cell table:formula="oooc:=[.B7]*(SUM([.B18:.M18]))" office:value-type="float" office:value="41.5166666666667">
            <text:p>41.52</text:p>
          </table:table-cell>
          <table:table-cell table:formula="oooc:=[.B8]*(SUM([.B18:.M18]))" office:value-type="float" office:value="373.65">
            <text:p>373.65</text:p>
          </table:table-cell>
          <table:table-cell table:formula="oooc:=SUM([.B30:.B32])" office:value-type="float" office:value="90.5416666666667">
            <text:p>90.54</text:p>
          </table:table-cell>
          <table:table-cell table:formula="oooc:=SUM([.C30:.C32])" office:value-type="float" office:value="814.875">
            <text:p>814.88</text:p>
          </table:table-cell>
          <table:table-cell table:formula="oooc:=[.D32]*[.A2]" office:value-type="float" office:value="90.5416666666667">
            <text:p>90.54</text:p>
          </table:table-cell>
          <table:table-cell table:formula="oooc:=[.E32]*[.A3]" office:value-type="float" office:value="81.4875">
            <text:p>81.49</text:p>
          </table:table-cell>
          <table:table-cell table:number-columns-repeated="14"/>
        </table:table-row>
        <table:table-row table:style-name="ro1">
          <table:table-cell office:value-type="string">
            <text:p>AÑO 4</text:p>
          </table:table-cell>
          <table:table-cell table:formula="oooc:=[.B7]*(SUM([.B19:.M19]))" office:value-type="float" office:value="47.7">
            <text:p>47.7</text:p>
          </table:table-cell>
          <table:table-cell table:formula="oooc:=[.B8]*(SUM([.B19:.M19]))" office:value-type="float" office:value="429.3">
            <text:p>429.3</text:p>
          </table:table-cell>
          <table:table-cell table:formula="oooc:=SUM([.B30:.B33])" office:value-type="float" office:value="138.241666666667">
            <text:p>138.24</text:p>
          </table:table-cell>
          <table:table-cell table:formula="oooc:=SUM([.C30:.C33])" office:value-type="float" office:value="1244.175">
            <text:p>1244.18</text:p>
          </table:table-cell>
          <table:table-cell table:formula="oooc:=[.D33]*[.A2]" office:value-type="float" office:value="138.241666666667">
            <text:p>138.24</text:p>
          </table:table-cell>
          <table:table-cell table:formula="oooc:=[.E33]*[.A3]" office:value-type="float" office:value="124.4175">
            <text:p>124.42</text:p>
          </table:table-cell>
          <table:table-cell table:number-columns-repeated="14"/>
        </table:table-row>
        <table:table-row table:style-name="ro1">
          <table:table-cell office:value-type="string">
            <text:p>AÑO 5</text:p>
          </table:table-cell>
          <table:table-cell table:formula="oooc:=[.B7]*(SUM([.B20:.M20]))" office:value-type="float" office:value="55.65">
            <text:p>55.65</text:p>
          </table:table-cell>
          <table:table-cell table:formula="oooc:=[.B8]*(SUM([.B20:.M20]))" office:value-type="float" office:value="500.85">
            <text:p>500.85</text:p>
          </table:table-cell>
          <table:table-cell table:style-name="ce36" table:formula="oooc:=SUM([.B30:.B34])" office:value-type="float" office:value="193.891666666667">
            <text:p>193.89</text:p>
          </table:table-cell>
          <table:table-cell table:style-name="ce36" table:formula="oooc:=SUM([.C30:.C34])" office:value-type="float" office:value="1745.025">
            <text:p>1745.03</text:p>
          </table:table-cell>
          <table:table-cell table:formula="oooc:=[.D34]*[.A2]" office:value-type="float" office:value="193.891666666667">
            <text:p>193.89</text:p>
          </table:table-cell>
          <table:table-cell table:formula="oooc:=[.E34]*[.A3]" office:value-type="float" office:value="174.5025">
            <text:p>174.5</text:p>
          </table:table-cell>
          <table:table-cell table:number-columns-repeated="14"/>
        </table:table-row>
        <table:table-row table:style-name="ro1">
          <table:table-cell office:value-type="string">
            <text:p>AÑO 6</text:p>
          </table:table-cell>
          <table:table-cell table:formula="oooc:=[.B7]*(SUM([.B21:.M21]))" office:value-type="float" office:value="65.3666666666667">
            <text:p>65.37</text:p>
          </table:table-cell>
          <table:table-cell table:formula="oooc:=[.B8]*(SUM([.B21:.M21]))" office:value-type="float" office:value="588.3">
            <text:p>588.3</text:p>
          </table:table-cell>
          <table:table-cell table:formula="oooc:=SUM([.B30:.B35])" office:value-type="float" office:value="259.258333333333">
            <text:p>259.26</text:p>
          </table:table-cell>
          <table:table-cell table:formula="oooc:=SUM([.C30:.C35])" office:value-type="float" office:value="2333.325">
            <text:p>2333.33</text:p>
          </table:table-cell>
          <table:table-cell table:formula="oooc:=[.D35]*[.A2]" office:value-type="float" office:value="259.258333333333">
            <text:p>259.26</text:p>
          </table:table-cell>
          <table:table-cell table:formula="oooc:=[.E35]*[.A3]" office:value-type="float" office:value="233.3325">
            <text:p>233.33</text:p>
          </table:table-cell>
          <table:table-cell table:number-columns-repeated="14"/>
        </table:table-row>
        <table:table-row table:style-name="ro1">
          <table:table-cell office:value-type="string">
            <text:p>AÑO 7</text:p>
          </table:table-cell>
          <table:table-cell table:formula="oooc:=[.B7]*(SUM([.B22:.M22]))" office:value-type="float" office:value="70.6666666666667">
            <text:p>70.67</text:p>
          </table:table-cell>
          <table:table-cell table:formula="oooc:=[.B8]*(SUM([.B22:.M22]))" office:value-type="float" office:value="636">
            <text:p>636</text:p>
          </table:table-cell>
          <table:table-cell table:formula="oooc:=SUM([.B30:.B36])" office:value-type="float" office:value="329.925">
            <text:p>329.93</text:p>
          </table:table-cell>
          <table:table-cell table:formula="oooc:=SUM([.C30:.C36])" office:value-type="float" office:value="2969.325">
            <text:p>2969.33</text:p>
          </table:table-cell>
          <table:table-cell table:formula="oooc:=[.D36]*[.A2]" office:value-type="float" office:value="329.925">
            <text:p>329.93</text:p>
          </table:table-cell>
          <table:table-cell table:formula="oooc:=[.E36]*[.A3]" office:value-type="float" office:value="296.9325">
            <text:p>296.93</text:p>
          </table:table-cell>
          <table:table-cell table:number-columns-repeated="14"/>
        </table:table-row>
        <table:table-row table:style-name="ro1">
          <table:table-cell office:value-type="string">
            <text:p>AÑO 8</text:p>
          </table:table-cell>
          <table:table-cell table:formula="oooc:=[.B7]*(SUM([.B23:.M23]))" office:value-type="float" office:value="81.2666666666667">
            <text:p>81.27</text:p>
          </table:table-cell>
          <table:table-cell table:formula="oooc:=[.B8]*(SUM([.B23:.M23]))" office:value-type="float" office:value="731.4">
            <text:p>731.4</text:p>
          </table:table-cell>
          <table:table-cell table:formula="oooc:=SUM([.B30:.B37])" office:value-type="float" office:value="411.191666666667">
            <text:p>411.19</text:p>
          </table:table-cell>
          <table:table-cell table:formula="oooc:=SUM([.C30:.C37])" office:value-type="float" office:value="3700.725">
            <text:p>3700.73</text:p>
          </table:table-cell>
          <table:table-cell table:formula="oooc:=[.D37]*[.A2]" office:value-type="float" office:value="411.191666666667">
            <text:p>411.19</text:p>
          </table:table-cell>
          <table:table-cell table:formula="oooc:=[.E37]*[.A3]" office:value-type="float" office:value="370.0725">
            <text:p>370.07</text:p>
          </table:table-cell>
          <table:table-cell table:number-columns-repeated="14"/>
        </table:table-row>
        <table:table-row table:style-name="ro1">
          <table:table-cell office:value-type="string">
            <text:p>AÑO 9</text:p>
          </table:table-cell>
          <table:table-cell table:formula="oooc:=[.B7]*(SUM([.B24:.M24]))" office:value-type="float" office:value="81.2666666666667">
            <text:p>81.27</text:p>
          </table:table-cell>
          <table:table-cell table:formula="oooc:=[.B8]*(SUM([.B24:.M24]))" office:value-type="float" office:value="731.4">
            <text:p>731.4</text:p>
          </table:table-cell>
          <table:table-cell table:style-name="ce36" table:formula="oooc:=SUM([.B30:.B38])" office:value-type="float" office:value="492.458333333333">
            <text:p>492.46</text:p>
          </table:table-cell>
          <table:table-cell table:style-name="ce36" table:formula="oooc:=SUM([.C30:.C38])" office:value-type="float" office:value="4432.125">
            <text:p>4432.13</text:p>
          </table:table-cell>
          <table:table-cell table:formula="oooc:=[.D38]*[.A2]" office:value-type="float" office:value="492.458333333333">
            <text:p>492.46</text:p>
          </table:table-cell>
          <table:table-cell table:formula="oooc:=[.E38]*[.A3]" office:value-type="float" office:value="443.2125">
            <text:p>443.21</text:p>
          </table:table-cell>
          <table:table-cell table:number-columns-repeated="14"/>
        </table:table-row>
        <table:table-row table:style-name="ro1">
          <table:table-cell office:value-type="string">
            <text:p>AÑO 10</text:p>
          </table:table-cell>
          <table:table-cell table:formula="oooc:=[.B7]*(SUM([.B25:.M25]))" office:value-type="float" office:value="81.2666666666667">
            <text:p>81.27</text:p>
          </table:table-cell>
          <table:table-cell table:formula="oooc:=[.B8]*(SUM([.B25:.M25]))" office:value-type="float" office:value="731.4">
            <text:p>731.4</text:p>
          </table:table-cell>
          <table:table-cell table:style-name="ce36" table:formula="oooc:=SUM([.B30:.B39])" office:value-type="float" office:value="573.725">
            <text:p>573.73</text:p>
          </table:table-cell>
          <table:table-cell table:style-name="ce36" table:formula="oooc:=SUM([.C30:.C39])" office:value-type="float" office:value="5163.525">
            <text:p>5163.53</text:p>
          </table:table-cell>
          <table:table-cell table:formula="oooc:=[.D39]*[.A2]" office:value-type="float" office:value="573.725">
            <text:p>573.73</text:p>
          </table:table-cell>
          <table:table-cell table:formula="oooc:=[.E39]*[.A3]" office:value-type="float" office:value="516.3525">
            <text:p>516.35</text:p>
          </table:table-cell>
          <table:table-cell table:number-columns-repeated="14"/>
        </table:table-row>
        <table:table-row table:style-name="ro1">
          <table:table-cell table:style-name="ce33"/>
          <table:table-cell table:style-name="ce40" table:number-columns-repeated="11"/>
          <table:table-cell table:style-name="ce52"/>
          <table:table-cell table:number-columns-repeated="8"/>
        </table:table-row>
      </table:table>
      <table:table table:name="Inversiones" table:style-name="ta1" table:print="false">
        <office:forms form:automatic-focus="false" form:apply-design-mode="false"/>
        <table:table-column table:style-name="co12" table:default-cell-style-name="ce56"/>
        <table:table-column table:style-name="co2" table:default-cell-style-name="Default"/>
        <table:table-column table:style-name="co13" table:default-cell-style-name="Default"/>
        <table:table-column table:style-name="co2" table:default-cell-style-name="ce64"/>
        <table:table-column table:style-name="co2" table:default-cell-style-name="Default"/>
        <table:table-column table:style-name="co2" table:default-cell-style-name="ce56"/>
        <table:table-column table:style-name="co2" table:number-columns-repeated="2" table:default-cell-style-name="Default"/>
        <table:table-column table:style-name="co2" table:default-cell-style-name="ce64"/>
        <table:table-row table:style-name="ro1">
          <table:table-cell table:style-name="ce53" office:value-type="string">
            <text:p>Inversiones</text:p>
          </table:table-cell>
          <table:table-cell/>
          <table:table-cell table:style-name="ce61" office:value-type="string">
            <text:p>No modificar lo que esta en color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54" office:value-type="string">
            <text:p>TOTAL INVERSIONES</text:p>
          </table:table-cell>
          <table:table-cell table:style-name="ce58" table:formula="oooc:=[.D19]+[.I19]" office:value-type="float" office:value="18079">
            <text:p>1807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4" office:value-type="string">
            <text:p>CAPITAL DE TRABAJO</text:p>
          </table:table-cell>
          <table:table-cell table:style-name="ce58" table:formula="oooc:=[Sueldos.C20]+[Gastos.B3]" office:value-type="float" office:value="9470">
            <text:p>947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55"/>
          <table:table-cell table:style-name="ce59"/>
          <table:table-cell table:style-name="ce62" office:value-type="string">
            <text:p>Muebles y Utiles</text:p>
          </table:table-cell>
          <table:table-cell table:style-name="ce63"/>
          <table:table-cell/>
          <table:table-cell table:style-name="ce55"/>
          <table:table-cell table:style-name="ce62" office:value-type="string">
            <text:p>Instalaciones</text:p>
          </table:table-cell>
          <table:table-cell table:style-name="ce59"/>
          <table:table-cell table:style-name="ce63"/>
        </table:table-row>
        <table:table-row table:style-name="ro1">
          <table:table-cell table:number-columns-repeated="9"/>
        </table:table-row>
        <table:table-row table:style-name="ro1">
          <table:table-cell table:style-name="ce43" office:value-type="string">
            <text:p>Descripcion</text:p>
          </table:table-cell>
          <table:table-cell table:style-name="ce27" office:value-type="string">
            <text:p>Cantidad</text:p>
          </table:table-cell>
          <table:table-cell table:style-name="ce27" office:value-type="string">
            <text:p>Monto x unidad</text:p>
          </table:table-cell>
          <table:table-cell table:style-name="ce65" office:value-type="string">
            <text:p>SubTotal</text:p>
          </table:table-cell>
          <table:table-cell/>
          <table:table-cell office:value-type="string">
            <text:p>Descripcion</text:p>
          </table:table-cell>
          <table:table-cell office:value-type="string">
            <text:p>Cantidad</text:p>
          </table:table-cell>
          <table:table-cell office:value-type="string">
            <text:p>Monto x unidad</text:p>
          </table:table-cell>
          <table:table-cell office:value-type="string">
            <text:p>SubTotal</text:p>
          </table:table-cell>
        </table:table-row>
        <table:table-row table:style-name="ro1">
          <table:table-cell office:value-type="string">
            <text:p>Escritorio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formula="oooc:=[.C7]*[.B7]" office:value-type="float" office:value="1000">
            <text:p>1000</text:p>
          </table:table-cell>
          <table:table-cell/>
          <table:table-cell office:value-type="string">
            <text:p>Cables de Electricidad</text:p>
          </table:table-cell>
          <table:table-cell office:value-type="float" office:value="35">
            <text:p>35</text:p>
          </table:table-cell>
          <table:table-cell table:style-name="ce67" office:value-type="float" office:value="2.5">
            <text:p>2.5</text:p>
          </table:table-cell>
          <table:table-cell table:formula="oooc:=[.H7]*[.G7]" office:value-type="float" office:value="87.5">
            <text:p>87.5</text:p>
          </table:table-cell>
        </table:table-row>
        <table:table-row table:style-name="ro1">
          <table:table-cell office:value-type="string">
            <text:p>Sillas 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table:formula="oooc:=[.C8]*[.B8]" office:value-type="float" office:value="600">
            <text:p>600</text:p>
          </table:table-cell>
          <table:table-cell/>
          <table:table-cell office:value-type="string">
            <text:p>Cables de Red</text:p>
          </table:table-cell>
          <table:table-cell office:value-type="float" office:value="20">
            <text:p>20</text:p>
          </table:table-cell>
          <table:table-cell office:value-type="float" office:value="1.7">
            <text:p>1.7</text:p>
          </table:table-cell>
          <table:table-cell table:formula="oooc:=[.H8]*[.G8]" office:value-type="float" office:value="34">
            <text:p>34</text:p>
          </table:table-cell>
        </table:table-row>
        <table:table-row table:style-name="ro1">
          <table:table-cell office:value-type="string">
            <text:p>Luminarias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formula="oooc:=[.C9]*[.B9]" office:value-type="float" office:value="400">
            <text:p>400</text:p>
          </table:table-cell>
          <table:table-cell/>
          <table:table-cell office:value-type="string">
            <text:p>Conectores</text:p>
          </table:table-cell>
          <table:table-cell office:value-type="float" office:value="15">
            <text:p>15</text:p>
          </table:table-cell>
          <table:table-cell office:value-type="float" office:value="0.5">
            <text:p>0.5</text:p>
          </table:table-cell>
          <table:table-cell table:formula="oooc:=[.H9]*[.G9]" office:value-type="float" office:value="7.5">
            <text:p>7.5</text:p>
          </table:table-cell>
        </table:table-row>
        <table:table-row table:style-name="ro1">
          <table:table-cell office:value-type="string">
            <text:p>Bliblioteca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ooc:=[.C10]*[.B10]" office:value-type="float" office:value="300">
            <text:p>300</text:p>
          </table:table-cell>
          <table:table-cell/>
          <table:table-cell office:value-type="string">
            <text:p>Zapatillas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ooc:=[.H10]*[.G10]" office:value-type="float" office:value="80">
            <text:p>80</text:p>
          </table:table-cell>
        </table:table-row>
        <table:table-row table:style-name="ro1">
          <table:table-cell office:value-type="string">
            <text:p>Armario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ooc:=[.C11]*[.B11]" office:value-type="float" office:value="800">
            <text:p>800</text:p>
          </table:table-cell>
          <table:table-cell/>
          <table:table-cell office:value-type="string">
            <text:p>Router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ooc:=[.H11]*[.G11]" office:value-type="float" office:value="300">
            <text:p>300</text:p>
          </table:table-cell>
        </table:table-row>
        <table:table-row table:style-name="ro1">
          <table:table-cell office:value-type="string">
            <text:p>Utiles de Escritorio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ooc:=[.C12]*[.B12]" office:value-type="float" office:value="150">
            <text:p>150</text:p>
          </table:table-cell>
          <table:table-cell/>
          <table:table-cell office:value-type="string">
            <text:p>Switch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ooc:=[.H12]*[.G12]" office:value-type="float" office:value="70">
            <text:p>70</text:p>
          </table:table-cell>
        </table:table-row>
        <table:table-row table:style-name="ro1">
          <table:table-cell office:value-type="string">
            <text:p>Herramientas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ooc:=[.C13]*[.B13]" office:value-type="float" office:value="80">
            <text:p>80</text:p>
          </table:table-cell>
          <table:table-cell/>
          <table:table-cell office:value-type="string">
            <text:p>Toma Corrient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ooc:=[.H13]*[.G13]" office:value-type="float" office:value="20">
            <text:p>20</text:p>
          </table:table-cell>
        </table:table-row>
        <table:table-row table:style-name="ro1">
          <table:table-cell office:value-type="string">
            <text:p>Computadoras Desktop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formula="oooc:=[.C14]*[.B14]" office:value-type="float" office:value="4000">
            <text:p>4000</text:p>
          </table:table-cell>
          <table:table-cell/>
          <table:table-cell office:value-type="string">
            <text:p>Varios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ooc:=[.H14]*[.G14]" office:value-type="float" office:value="150">
            <text:p>150</text:p>
          </table:table-cell>
        </table:table-row>
        <table:table-row table:style-name="ro1">
          <table:table-cell office:value-type="string">
            <text:p>Notebooks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table:formula="oooc:=[.C15]*[.B15]" office:value-type="float" office:value="10000">
            <text:p>10000</text:p>
          </table:table-cell>
          <table:table-cell table:number-columns-repeated="2"/>
          <table:table-cell table:number-columns-repeated="2"/>
          <table:table-cell table:formula="oooc:=[.H15]*[.G15]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 table:formula="oooc:=[.C16]*[.B16]" office:value-type="float" office:value="0">
            <text:p>0</text:p>
          </table:table-cell>
          <table:table-cell table:number-columns-repeated="2"/>
          <table:table-cell table:number-columns-repeated="2"/>
          <table:table-cell table:formula="oooc:=[.H16]*[.G16]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 table:formula="oooc:=[.C17]*[.B17]" office:value-type="float" office:value="0">
            <text:p>0</text:p>
          </table:table-cell>
          <table:table-cell table:number-columns-repeated="2"/>
          <table:table-cell table:number-columns-repeated="2"/>
          <table:table-cell table:formula="oooc:=[.H17]*[.G17]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 table:formula="oooc:=[.C18]*[.B18]" office:value-type="float" office:value="0">
            <text:p>0</text:p>
          </table:table-cell>
          <table:table-cell table:number-columns-repeated="2"/>
          <table:table-cell table:number-columns-repeated="2"/>
          <table:table-cell table:formula="oooc:=[.H18]*[.G18]" office:value-type="float" office:value="0">
            <text:p>0</text:p>
          </table:table-cell>
        </table:table-row>
        <table:table-row table:style-name="ro1">
          <table:table-cell table:style-name="ce57" office:value-type="string">
            <text:p>TOTAL</text:p>
          </table:table-cell>
          <table:table-cell table:style-name="ce60" table:number-columns-repeated="2"/>
          <table:table-cell table:style-name="ce66" table:formula="oooc:=SUM([.D7:.D18])" office:value-type="float" office:value="17330">
            <text:p>17330</text:p>
          </table:table-cell>
          <table:table-cell/>
          <table:table-cell table:style-name="ce57" office:value-type="string">
            <text:p>TOTAL</text:p>
          </table:table-cell>
          <table:table-cell table:style-name="ce60" table:number-columns-repeated="2"/>
          <table:table-cell table:style-name="ce66" table:formula="oooc:=SUM([.I7:.I18])" office:value-type="float" office:value="749">
            <text:p>749</text:p>
          </table:table-cell>
        </table:table-row>
      </table:table>
      <table:table table:name="Sueldos" table:style-name="ta1" table:print="false">
        <office:forms form:automatic-focus="false" form:apply-design-mode="false"/>
        <table:table-column table:style-name="co11" table:default-cell-style-name="ce56"/>
        <table:table-column table:style-name="co2" table:default-cell-style-name="Default"/>
        <table:table-column table:style-name="co13" table:default-cell-style-name="Default"/>
        <table:table-column table:style-name="co2" table:default-cell-style-name="ce64"/>
        <table:table-row table:style-name="ro1">
          <table:table-cell table:style-name="ce53" office:value-type="string">
            <text:p>Sueldos</text:p>
          </table:table-cell>
          <table:table-cell/>
          <table:table-cell table:style-name="ce61" office:value-type="string">
            <text:p>No modificar lo que esta en color</text:p>
          </table:table-cell>
          <table:table-cell table:style-name="Default"/>
        </table:table-row>
        <table:table-row table:style-name="ro1">
          <table:table-cell table:style-name="ce54" office:value-type="string">
            <text:p>TOTAL SUELDOS</text:p>
          </table:table-cell>
          <table:table-cell table:style-name="ce58" table:formula="oooc:=[.C20]*12" office:value-type="float" office:value="60000">
            <text:p>60000</text:p>
          </table:table-cell>
          <table:table-cell/>
          <table:table-cell table:style-name="Default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55"/>
          <table:table-cell table:style-name="ce59"/>
          <table:table-cell table:style-name="ce71" office:value-type="string">
            <text:p>Recursos Humanos</text:p>
          </table:table-cell>
          <table:table-cell table:style-name="ce63"/>
        </table:table-row>
        <table:table-row table:style-name="ro1">
          <table:table-cell table:style-name="ce68" office:value-type="string">
            <text:p>Nombre</text:p>
          </table:table-cell>
          <table:table-cell table:style-name="ce70" office:value-type="string">
            <text:p>Cargo</text:p>
          </table:table-cell>
          <table:table-cell table:style-name="ce70" office:value-type="string">
            <text:p>Sueldo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Gerente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Tecnico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Tecnico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Vendedor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69" office:value-type="string">
            <text:p>TOTAL </text:p>
          </table:table-cell>
          <table:table-cell table:style-name="ce60"/>
          <table:table-cell table:style-name="ce60" table:formula="oooc:=SUM([.C8:.C11])" office:value-type="float" office:value="5000">
            <text:p>5000</text:p>
          </table:table-cell>
          <table:table-cell table:style-name="ce72"/>
        </table:table-row>
      </table:table>
      <table:table table:name="Gastos" table:style-name="ta1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56"/>
        <table:table-column table:style-name="co13" table:default-cell-style-name="ce64"/>
        <table:table-column table:style-name="co2" table:default-cell-style-name="Default"/>
        <table:table-column table:style-name="co14" table:default-cell-style-name="Default"/>
        <table:table-row table:style-name="ro1">
          <table:table-cell/>
          <table:table-cell table:style-name="Default"/>
          <table:table-cell table:style-name="ce61" office:value-type="string">
            <text:p>No modificar lo que esta en color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4" office:value-type="string">
            <text:p>TOTAL GASTOS</text:p>
          </table:table-cell>
          <table:table-cell table:style-name="ce58" table:formula="oooc:=[.C23]" office:value-type="float" office:value="4470">
            <text:p>447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55"/>
          <table:table-cell table:style-name="ce73" office:value-type="string">
            <text:p>GASTO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8" office:value-type="string">
            <text:p>Descripcion </text:p>
          </table:table-cell>
          <table:table-cell table:style-name="ce74" office:value-type="string">
            <text:p>Mont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uz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s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ernet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guridad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mpuestos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lquiler</text:p>
          </table:table-cell>
          <table:table-cell office:value-type="float" office:value="1500">
            <text:p>1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mpieza</text:p>
          </table:table-cell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rsos de Actualizacion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table:style-name="ce69" office:value-type="string">
            <text:p>TOTAL</text:p>
          </table:table-cell>
          <table:table-cell table:style-name="ce66" table:formula="oooc:=SUM([.C8:.C22])" office:value-type="float" office:value="4470">
            <text:p>4470</text:p>
          </table:table-cell>
          <table:table-cell table:number-columns-repeated="2"/>
        </table:table-row>
      </table:table>
      <table:table table:name="Graficos" table:style-name="ta1" table:print="false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Graficos.H25" table:end-x="0.5858in" table:end-y="0.011in" draw:z-index="0" svg:width="5.7461in" svg:height="3.8295in" svg:x="0.1732in" svg:y="0.0319in">
              <draw:object draw:notify-on-update-of-ranges="'Cash Flow'.C21:'Cash Flow'.L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Nimbus Sans L1" svg:font-family="'Nimbus Sans L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es" fo:country="ES" style:font-name-asian="Nimbus Sans L1" style:language-asian="none" style:country-asian="none" style:font-name-complex="Nimbus Sans L1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1-01">11/01/2005</text:date>, <text:time>15:32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creation-date>2005-10-30T11:26:01</meta:creation-date>
    <dc:creator>Luis Floreani</dc:creator>
    <dc:date>2005-11-01T15:32:20</dc:date>
    <dc:language>es-ES</dc:language>
    <meta:editing-cycles>27</meta:editing-cycles>
    <meta:editing-duration>PT3H55M56S</meta:editing-duration>
    <meta:user-defined meta:name="Info 1"/>
    <meta:user-defined meta:name="Info 2"/>
    <meta:user-defined meta:name="Info 3"/>
    <meta:user-defined meta:name="Info 4"/>
    <meta:document-statistic meta:table-count="6" meta:cell-count="5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8.1000003814697pt" style:font-family-asian="Gothic" style:font-pitch-asian="variable" style:font-size-asian="18.1000003814697pt" style:font-family-complex="Tahoma" style:font-pitch-complex="variable" style:font-size-complex="18.100000381469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80000019073486pt" style:font-family-asian="Gothic" style:font-pitch-asian="variable" style:font-size-asian="9.80000019073486pt" style:font-family-complex="Tahoma" style:font-pitch-complex="variable" style:font-size-complex="9.80000019073486pt"/>
    </style:style>
    <style:style style:name="ch5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2.5pt" style:font-family-asian="Gothic" style:font-pitch-asian="variable" style:font-size-asian="12.5pt" style:font-family-complex="Tahoma" style:font-pitch-complex="variable" style:font-size-complex="12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80000019073486pt" style:font-family-asian="Gothic" style:font-pitch-asian="variable" style:font-size-asian="9.80000019073486pt" style:font-family-complex="Tahoma" style:font-pitch-complex="variable" style:font-size-complex="9.80000019073486pt"/>
    </style:style>
    <style:style style:name="ch7" style:family="chart">
      <style:chart-properties style:direction="ltr"/>
      <style:graphic-properties draw:stroke="none" draw:fill="none"/>
      <style:text-properties fo:font-family="'Bitstream Vera Sans'" style:font-family-generic="swiss" style:font-pitch="variable" fo:font-size="12.3999996185303pt" style:font-family-asian="Gothic" style:font-pitch-asian="variable" style:font-size-asian="12.3999996185303pt" style:font-family-complex="Tahoma" style:font-pitch-complex="variable" style:font-size-complex="12.399999618530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ccff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80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00ff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8" style:family="chart">
      <style:graphic-properties draw:stroke="none" draw:fill="none"/>
    </style:style>
    <style:style style:name="ch19" style:family="chart">
      <style:graphic-properties draw:stroke="none" draw:fill-color="#999999"/>
    </style:style>
  </office:automatic-styles>
  <office:body>
    <office:chart>
      <chart:chart svg:width="14.596cm" svg:height="9.728cm" chart:class="chart:bar" chart:style-name="ch1">
        <chart:title svg:x="5.79cm" svg:y="0.194cm" chart:style-name="ch2">
          <text:p>CashFlow</text:p>
        </chart:title>
        <chart:plot-area chart:style-name="ch3" table:cell-range-address="'Cash Flow'.$C$21:.$L$21" chart:table-number-list="0" svg:x="0.287cm" svg:y="1.303cm" svg:width="11.948cm" svg:height="8.234cm">
          <chart:axis chart:dimension="x" chart:name="primary-x" chart:style-name="ch4">
            <chart:title svg:x="6.779cm" svg:y="8.827cm" chart:style-name="ch5">
              <text:p>Años</text:p>
            </chart:title>
            <chart:categories table:cell-range-address="local-table.A2:.A2"/>
          </chart:axis>
          <chart:axis chart:dimension="y" chart:name="primary-y" chart:style-name="ch6">
            <chart:title svg:x="0.287cm" svg:y="5.279cm" chart:style-name="ch7">
              <text:p>Cash</text:p>
            </chart:title>
            <chart:grid chart:class="major"/>
          </chart:axi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eries chart:style-name="ch11">
            <chart:data-point/>
          </chart:series>
          <chart:series chart:style-name="ch12">
            <chart:data-point/>
          </chart:series>
          <chart:series chart:style-name="ch13">
            <chart:data-point/>
          </chart:series>
          <chart:series chart:style-name="ch14">
            <chart:data-point/>
          </chart:series>
          <chart:series chart:style-name="ch15">
            <chart:data-point/>
          </chart:series>
          <chart:series chart:style-name="ch16">
            <chart:data-point/>
          </chart:series>
          <chart:series chart:style-name="ch17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</table:table-cell>
              <table:table-cell office:value-type="float" office:value="-29252.3020833333">
                <text:p>-29252.3020833333</text:p>
              </table:table-cell>
              <table:table-cell office:value-type="float" office:value="-19184.2895833333">
                <text:p>-19184.2895833333</text:p>
              </table:table-cell>
              <table:table-cell office:value-type="float" office:value="-9868.43541666666">
                <text:p>-9868.43541666666</text:p>
              </table:table-cell>
              <table:table-cell office:value-type="float" office:value="-2984.17708333333">
                <text:p>-2984.17708333333</text:p>
              </table:table-cell>
              <table:table-cell office:value-type="float" office:value="5516.36041666668">
                <text:p>5516.36041666668</text:p>
              </table:table-cell>
              <table:table-cell office:value-type="float" office:value="15742.26875">
                <text:p>15742.26875</text:p>
              </table:table-cell>
              <table:table-cell office:value-type="float" office:value="23482.0354166667">
                <text:p>23482.0354166667</text:p>
              </table:table-cell>
              <table:table-cell office:value-type="float" office:value="35252.4520833333">
                <text:p>35252.4520833333</text:p>
              </table:table-cell>
              <table:table-cell office:value-type="float" office:value="40270.66875">
                <text:p>40270.66875</text:p>
              </table:table-cell>
              <table:table-cell office:value-type="float" office:value="45288.8854166667">
                <text:p>45288.8854166667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